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rect draw:style-name="gr1" draw:text-style-name="P1" xml:id="id1" draw:id="id1" draw:layer="layout" svg:width="4.4cm" svg:height="1.3cm" svg:x="5.9cm" svg:y="2.7cm">
          <text:p text:style-name="P1">start</text:p>
        </draw:rect>
        <draw:custom-shape draw:style-name="gr2" draw:text-style-name="P1" xml:id="id2" draw:id="id2" draw:layer="layout" svg:width="2.8cm" svg:height="3.3cm" svg:x="3.2cm" svg:y="7.2cm">
          <text:p text:style-name="P1">Liczba pętli &lt; 10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3" draw:id="id3" draw:layer="layout" svg:width="4.7cm" svg:height="3.8cm" svg:x="6.4cm" svg:y="14.5cm">
          <text:p text:style-name="P1">If x%2==0</text:p>
          <text:p text:style-name="P1">And x%3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5" draw:id="id5" draw:layer="layout" svg:width="4cm" svg:height="1.407cm" draw:transform="skewX (0.595855406630752) translate (14.854cm 22.7cm)">
          <text:p text:style-name="P1">Drukuj x</text:p>
        </draw:rect>
        <draw:rect draw:style-name="gr1" draw:text-style-name="P1" xml:id="id4" draw:id="id4" draw:layer="layout" svg:width="5.6cm" svg:height="2.8cm" svg:x="2.8cm" svg:y="22cm">
          <text:p text:style-name="P1">Koniec</text:p>
        </draw:rect>
        <draw:connector draw:style-name="gr3" draw:text-style-name="P1" xml:id="id6" draw:id="id6" draw:layer="layout" svg:x1="8.1cm" svg:y1="4cm" svg:x2="4.6cm" svg:y2="7.2cm" draw:start-shape="id1" draw:start-glue-point="2" draw:end-shape="id2" draw:end-glue-point="4" svg:d="M8100 4000v1600h-3500v1600">
          <text:p/>
        </draw:connector>
        <draw:connector draw:style-name="gr4" draw:text-style-name="P1" draw:layer="layout" svg:x1="4.6cm" svg:y1="10.5cm" svg:x2="8.75cm" svg:y2="14.5cm" draw:start-shape="id2" draw:start-glue-point="6" draw:end-shape="id3" draw:end-glue-point="4" svg:d="M4600 10500v2001h4150v1999">
          <text:p text:style-name="P1">tak</text:p>
        </draw:connector>
        <draw:connector draw:style-name="gr4" draw:text-style-name="P1" draw:layer="layout" svg:x1="3.2cm" svg:y1="8.85cm" svg:x2="2.8cm" svg:y2="23.4cm" draw:start-shape="id2" draw:start-glue-point="5" draw:end-shape="id4" draw:end-glue-point="3" svg:d="M3200 8850h-1528v14550h1128">
          <text:p text:style-name="P1">nie</text:p>
        </draw:connector>
        <draw:connector draw:style-name="gr4" draw:text-style-name="P1" draw:layer="layout" svg:x1="8.75cm" svg:y1="18.3cm" svg:x2="15.9cm" svg:y2="24.107cm" draw:start-shape="id3" draw:end-shape="id5" draw:end-glue-point="2" svg:d="M8750 18300v6308h7150v-501">
          <text:p text:style-name="P1">tak</text:p>
        </draw:connector>
        <draw:connector draw:style-name="gr3" draw:text-style-name="P1" draw:layer="layout" svg:x1="16.854cm" svg:y1="22.7cm" svg:x2="6.35cm" svg:y2="5.6cm" draw:start-shape="id5" draw:start-glue-point="0" draw:end-shape="id6" draw:end-glue-point="0" svg:d="M16854 22700v-7750h-10504v-9350">
          <text:p/>
        </draw:connector>
        <draw:connector draw:style-name="gr4" draw:text-style-name="P1" draw:layer="layout" svg:x1="8.75cm" svg:y1="18.3cm" svg:x2="4.6cm" svg:y2="7.2cm" draw:start-shape="id3" draw:start-glue-point="6" draw:end-shape="id2" draw:end-glue-point="4" svg:d="M8750 18300v502h2852v-12103h-7002v501">
          <text:p text:style-name="P1">nie</text:p>
        </draw:connector>
        <draw:rect draw:style-name="gr1" draw:text-style-name="P1" draw:layer="layout" svg:width="4.8cm" svg:height="5.4cm" svg:x="14.6cm" svg:y="3.4cm">
          <text:p text:style-name="P1">Program podaje liczby podzielne przez 2 i 3 w zakresie mniejszym od 100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ktor malinowski</meta:initial-creator>
    <meta:creation-date>2018-10-03T22:05:24.25</meta:creation-date>
    <dc:date>2018-10-03T22:09:49.73</dc:date>
    <dc:creator>wiktor malinowski</dc:creator>
    <meta:editing-duration>PT4M24S</meta:editing-duration>
    <meta:editing-cycles>2</meta:editing-cycles>
    <meta:generator>OpenOffice/4.1.4$Win32 OpenOffice.org_project/414m5$Build-9788</meta:generator>
    <meta:document-statistic meta:object-count="12"/>
  </office:meta>
</office:document-meta>
</file>